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532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659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1.405cm"/>
    </style:style>
    <style:style style:name="gr6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1.027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0.489cm"/>
    </style:style>
    <style:style style:name="gr9" style:family="graphic" style:parent-style-name="standard">
      <style:graphic-properties draw:textarea-horizontal-align="justify" draw:textarea-vertical-align="middle" draw:auto-grow-height="false" fo:min-height="0.919cm" fo:min-width="0.847cm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0.871cm"/>
    </style:style>
    <style:style style:name="gr1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12" style:family="graphic" style:parent-style-name="standard">
      <style:graphic-properties draw:textarea-horizontal-align="justify" draw:textarea-vertical-align="middle" draw:auto-grow-height="false" fo:min-height="1.097cm" fo:min-width="0.957cm"/>
    </style:style>
    <style:style style:name="gr13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1.088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1.152cm"/>
    </style:style>
    <style:style style:name="gr17" style:family="graphic" style:parent-style-name="standard">
      <style:graphic-properties draw:textarea-horizontal-align="justify" draw:textarea-vertical-align="middle" draw:auto-grow-height="false" fo:min-height="1.148cm" fo:min-width="1.215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1.723cm"/>
    </style:style>
    <style:style style:name="gr19" style:family="graphic" style:parent-style-name="standard">
      <style:graphic-properties draw:textarea-horizontal-align="justify" draw:textarea-vertical-align="middle" draw:auto-grow-height="false" fo:min-height="1.148cm" fo:min-width="1.78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016cm" svg:x="7.985cm" svg:y="5.699cm">
          <text:p text:style-name="P1">mov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0.889cm" svg:x="2.651cm" svg:y="11.922cm">
          <text:p text:style-name="P1">genr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016cm" svg:x="6.08cm" svg:y="13.319cm">
          <text:p text:style-name="P1">directo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59cm" svg:height="0.762cm" svg:x="11.16cm" svg:y="13.573cm">
          <text:p text:style-name="P1">acto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05cm" svg:height="0.889cm" svg:x="16.367cm" svg:y="18.018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7cm" svg:height="1.397cm" svg:x="13.065cm" svg:y="19.796cm">
          <text:p text:style-name="P1">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59cm" svg:height="2.032cm" svg:x="13.319cm" svg:y="21.193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397cm" svg:height="1.27cm" svg:x="15.859cm" svg:y="21.828cm">
          <text:p text:style-name="P1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05cm" svg:height="1.651cm" svg:x="17.637cm" svg:y="21.701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937cm" svg:height="1.905cm" svg:x="18.272cm" svg:y="6.334cm">
          <text:p text:style-name="P1">r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778cm" svg:height="1.778cm" svg:x="13.065cm" svg:y="14.71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778cm" svg:height="1.778cm" svg:x="4.556cm" svg:y="15.224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778cm" svg:height="1.778cm" svg:x="1.254cm" svg:y="13.954cm">
          <text:p text:style-name="P1">gen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397cm" svg:height="1.397cm" svg:x="4.683cm" svg:y="3.794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059cm" svg:height="1.905cm" svg:x="12.657cm" svg:y="3.921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905cm" svg:height="1.778cm" svg:x="6.334cm" svg:y="3.159cm">
          <text:p text:style-name="P1">po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397cm" svg:height="1.397cm" svg:x="8.747cm" svg:y="3.159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397cm" svg:height="1.397cm" svg:x="10.652cm" svg:y="3.413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699cm" svg:y1="5.064cm" svg:x2="7.985cm" svg:y2="6.08cm">
          <text:p/>
        </draw:line>
        <draw:line draw:style-name="gr14" draw:text-style-name="P1" draw:layer="layout" svg:x1="7.604cm" svg:y1="4.937cm" svg:x2="8.112cm" svg:y2="5.699cm">
          <text:p/>
        </draw:line>
        <draw:line draw:style-name="gr14" draw:text-style-name="P1" draw:layer="layout" svg:x1="9.509cm" svg:y1="4.556cm" svg:x2="9.509cm" svg:y2="5.699cm">
          <text:p/>
        </draw:line>
        <draw:line draw:style-name="gr14" draw:text-style-name="P1" draw:layer="layout" svg:x1="11.287cm" svg:y1="4.81cm" svg:x2="10.652cm" svg:y2="5.699cm">
          <text:p/>
        </draw:line>
        <draw:line draw:style-name="gr14" draw:text-style-name="P1" draw:layer="layout" svg:x1="12.811cm" svg:y1="5.445cm" svg:x2="11.287cm" svg:y2="6.334cm">
          <text:p/>
        </draw:line>
        <draw:custom-shape draw:style-name="gr15" draw:text-style-name="P1" draw:layer="layout" svg:width="3.175cm" svg:height="2.54cm" svg:x="3.286cm" svg:y="8.366cm">
          <text:p text:style-name="P1">is_gen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3.302cm" svg:height="2.54cm" svg:x="7.096cm" svg:y="8.62cm">
          <text:p text:style-name="P1">directed_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3.429cm" svg:height="2.794cm" svg:x="10.906cm" svg:y="8.493cm">
          <text:p text:style-name="P1">acted_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draw:layer="layout" svg:width="4.445cm" svg:height="3.048cm" svg:x="15.097cm" svg:y="8.366cm">
          <text:p text:style-name="P1">seen_mov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4.572cm" svg:height="2.794cm" svg:x="7.223cm" svg:y="16.24cm">
          <text:p text:style-name="P1">worked_wi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" draw:layer="layout" svg:x1="4.683cm" svg:y1="11.922cm" svg:x2="4.937cm" svg:y2="10.906cm">
          <text:p/>
        </draw:line>
        <draw:line draw:style-name="gr20" draw:text-style-name="P1" draw:layer="layout" svg:x1="8.62cm" svg:y1="13.319cm" svg:x2="8.747cm" svg:y2="11.287cm">
          <text:p/>
        </draw:line>
        <draw:line draw:style-name="gr20" draw:text-style-name="P1" draw:layer="layout" svg:x1="12.557cm" svg:y1="13.319cm" svg:x2="12.557cm" svg:y2="11.414cm">
          <text:p/>
        </draw:line>
        <draw:line draw:style-name="gr20" draw:text-style-name="P1" draw:layer="layout" svg:x1="17.383cm" svg:y1="18.018cm" svg:x2="17.383cm" svg:y2="11.541cm">
          <text:p/>
        </draw:line>
        <draw:line draw:style-name="gr20" draw:text-style-name="P1" draw:layer="layout" svg:x1="7.35cm" svg:y1="14.335cm" svg:x2="8.874cm" svg:y2="16.621cm">
          <text:p/>
        </draw:line>
        <draw:line draw:style-name="gr20" draw:text-style-name="P1" draw:layer="layout" svg:x1="12.049cm" svg:y1="14.335cm" svg:x2="10.398cm" svg:y2="16.748cm">
          <text:p/>
        </draw:line>
        <draw:line draw:style-name="gr20" draw:text-style-name="P1" draw:layer="layout" svg:x1="8.112cm" svg:y1="6.842cm" svg:x2="5.191cm" svg:y2="8.747cm">
          <text:p/>
        </draw:line>
        <draw:line draw:style-name="gr20" draw:text-style-name="P1" draw:layer="layout" svg:x1="8.874cm" svg:y1="6.842cm" svg:x2="8.874cm" svg:y2="8.747cm">
          <text:p/>
        </draw:line>
        <draw:line draw:style-name="gr20" draw:text-style-name="P1" draw:layer="layout" svg:x1="10.271cm" svg:y1="6.715cm" svg:x2="12.049cm" svg:y2="9.001cm">
          <text:p/>
        </draw:line>
        <draw:line draw:style-name="gr20" draw:text-style-name="P1" draw:layer="layout" svg:x1="11.033cm" svg:y1="6.715cm" svg:x2="16.113cm" svg:y2="9.128cm">
          <text:p/>
        </draw:line>
        <draw:line draw:style-name="gr14" draw:text-style-name="P1" draw:layer="layout" svg:x1="2.397cm" svg:y1="13.954cm" svg:x2="3.032cm" svg:y2="12.938cm">
          <text:p/>
        </draw:line>
        <draw:line draw:style-name="gr14" draw:text-style-name="P1" draw:layer="layout" svg:x1="6.461cm" svg:y1="14.462cm" svg:x2="5.953cm" svg:y2="15.351cm">
          <text:p/>
        </draw:line>
        <draw:line draw:style-name="gr14" draw:text-style-name="P1" draw:layer="layout" svg:x1="13.065cm" svg:y1="14.335cm" svg:x2="13.573cm" svg:y2="14.716cm">
          <text:p/>
        </draw:line>
        <draw:line draw:style-name="gr14" draw:text-style-name="P1" draw:layer="layout" svg:x1="18.272cm" svg:y1="9.001cm" svg:x2="18.653cm" svg:y2="8.112cm">
          <text:p/>
        </draw:line>
        <draw:custom-shape draw:style-name="gr6" draw:text-style-name="P1" draw:layer="layout" svg:width="1.397cm" svg:height="1.397cm" svg:x="12.684cm" svg:y="18.14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6.367cm" svg:y1="18.526cm" svg:x2="14.081cm" svg:y2="18.526cm">
          <text:p/>
        </draw:line>
        <draw:line draw:style-name="gr14" draw:text-style-name="P1" draw:layer="layout" svg:x1="16.367cm" svg:y1="18.907cm" svg:x2="14.462cm" svg:y2="20.177cm">
          <text:p/>
        </draw:line>
        <draw:line draw:style-name="gr14" draw:text-style-name="P1" draw:layer="layout" svg:x1="17.129cm" svg:y1="18.907cm" svg:x2="15.097cm" svg:y2="21.32cm">
          <text:p/>
        </draw:line>
        <draw:line draw:style-name="gr14" draw:text-style-name="P1" draw:layer="layout" svg:x1="17.383cm" svg:y1="18.907cm" svg:x2="16.748cm" svg:y2="21.828cm">
          <text:p/>
        </draw:line>
        <draw:line draw:style-name="gr14" draw:text-style-name="P1" draw:layer="layout" svg:x1="18.272cm" svg:y1="18.907cm" svg:x2="18.399cm" svg:y2="21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15:35:58.760395253</meta:creation-date>
    <dc:date>2015-10-20T15:49:14.817805730</dc:date>
    <meta:editing-duration>PT15S</meta:editing-duration>
    <meta:editing-cycles>1</meta:editing-cycles>
    <meta:document-statistic meta:object-count="48"/>
    <meta:generator>LibreOffice/4.3.6.2$Linux_X86_64 LibreOffice_project/430$Build-2</meta:generator>
  </office:meta>
</office:document-meta>
</file>